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8.19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formula="of:=SUM(MyRange)" office:value-type="float" office:value="27" calcext:value-type="float">
            <text:p>27</text:p>
          </table:table-cell>
          <table:table-cell table:formula="of:=MyCalc" office:value-type="float" office:value="9" calcext:value-type="float">
            <text:p>9</text:p>
          </table:table-cell>
          <table:table-cell table:number-columns-repeated="1022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MyCalc" table:base-cell-address="$Sheet1.$B$7" table:expression="(1+2)*3"/>
          <table:named-range table:name="MyRange" table:base-cell-address="$Sheet1.$A$1" table:cell-range-address="$Sheet1.$A$1:.$B$3"/>
        </table:named-expressions>
      </table:table>
      <table:table table:name="Sheet2" table:style-name="ta2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formula="of:=SUM(MyRange)" office:value-type="float" office:value="74" calcext:value-type="float">
            <text:p>74</text:p>
          </table:table-cell>
          <table:table-cell table:formula="of:=MyCalc" office:value-type="float" office:value="-8" calcext:value-type="float">
            <text:p>-8</text:p>
          </table:table-cell>
          <table:table-cell table:number-columns-repeated="1022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MyCalc" table:base-cell-address="$Sheet1.$B$7" table:expression="(1-3)*4"/>
          <table:named-range table:name="MyRange" table:base-cell-address="$Sheet1.$A$1" table:cell-range-address="$Sheet2.$A$4:.$B$5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1">00/00/0000</text:date>, <text:time style:data-style-name="N2" text:time-value="08:21:59.8661368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hei Yoshida</meta:initial-creator>
    <meta:creation-date>2017-02-08T02:38:34</meta:creation-date>
    <dc:date>2020-01-21T08:22:54.213779899</dc:date>
    <meta:generator>LibreOffice/6.0.7.3$Linux_X86_64 LibreOffice_project/00m0$Build-3</meta:generator>
    <meta:editing-duration>PT54S</meta:editing-duration>
    <meta:editing-cycles>1</meta:editing-cycles>
    <meta:document-statistic meta:table-count="2" meta:cell-count="24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